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1.Q33" table:end-x="0.306cm" table:end-y="0.367cm" draw:z-index="0" draw:style-name="gr1" draw:text-style-name="P1" svg:width="36.269cm" svg:height="14.718cm" svg:x="0.167cm" svg:y="0.159cm">
              <draw:object draw:notify-on-update-of-ranges="Sheet1.G2:Sheet1.G11 Sheet1.H1:Sheet1.H1 Sheet1.H2:Sheet1.H11 Sheet1.I1:Sheet1.I1 Sheet1.I2:Sheet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2"/>
          <table:table-cell office:value-type="string">
            <text:p>Dimens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</table:table-row>
        <table:table-row table:style-name="ro2">
          <table:table-cell/>
          <table:table-cell office:value-type="string">
            <text:p>Laplace Equation</text:p>
          </table:table-cell>
          <table:table-cell office:value-type="float" office:value="0.01">
            <text:p>0.01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0.033">
            <text:p>0.033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0.0221">
            <text:p>0.0221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23">
            <text:p>0.023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0.0335">
            <text:p>0.0335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0.1228">
            <text:p>0.1228</text:p>
          </table:table-cell>
          <table:table-cell office:value-type="float" office:value="0.1496">
            <text:p>0.1496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1">
            <text:p>0.031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float" office:value="0.2774">
            <text:p>0.2774</text:p>
          </table:table-cell>
          <table:table-cell office:value-type="float" office:value="0.2962">
            <text:p>0.2962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3">
            <text:p>0.033</text:p>
          </table:table-cell>
          <table:table-cell table:number-columns-repeated="2"/>
          <table:table-cell office:value-type="float" office:value="1600">
            <text:p>1600</text:p>
          </table:table-cell>
          <table:table-cell office:value-type="float" office:value="0.4924">
            <text:p>0.4924</text:p>
          </table:table-cell>
          <table:table-cell office:value-type="float" office:value="0.523">
            <text:p>0.523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1">
            <text:p>0.031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0.7721">
            <text:p>0.7721</text:p>
          </table:table-cell>
          <table:table-cell office:value-type="float" office:value="0.7952">
            <text:p>0.7952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1.9388">
            <text:p>1.9388</text:p>
          </table:table-cell>
          <table:table-cell office:value-type="float" office:value="1.9522">
            <text:p>1.9522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float" office:value="3.0652">
            <text:p>3.0652</text:p>
          </table:table-cell>
          <table:table-cell office:value-type="float" office:value="3.1315">
            <text:p>3.1315</text:p>
          </table:table-cell>
        </table:table-row>
        <table:table-row table:style-name="ro2">
          <table:table-cell table:number-columns-repeated="2"/>
          <table:table-cell office:value-type="float" office:value="0.01">
            <text:p>0.01</text:p>
          </table:table-cell>
          <table:table-cell office:value-type="float" office:value="0.034">
            <text:p>0.034</text:p>
          </table:table-cell>
          <table:table-cell table:number-columns-repeated="2"/>
          <table:table-cell office:value-type="float" office:value="6000">
            <text:p>6000</text:p>
          </table:table-cell>
          <table:table-cell office:value-type="float" office:value="7.1134">
            <text:p>7.1134</text:p>
          </table:table-cell>
          <table:table-cell office:value-type="float" office:value="7.195">
            <text:p>7.19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0.01">
            <text:p>0.01</text:p>
          </table:table-cell>
          <table:table-cell table:formula="of:=AVERAGE([.D2:.D11])" office:value-type="float" office:value="0.0321">
            <text:p>0.0321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place Equation</text:p>
          </table:table-cell>
          <table:table-cell office:value-type="float" office:value="0.022">
            <text:p>0.022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float" office:value="0.022">
            <text:p>0.022</text:p>
          </table:table-cell>
          <table:table-cell office:value-type="float" office:value="0.045">
            <text:p>0.04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6">
            <text:p>0.0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6">
            <text:p>0.0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5">
            <text:p>0.04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6">
            <text:p>0.0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29">
            <text:p>0.02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3">
            <text:p>0.023</text:p>
          </table:table-cell>
          <table:table-cell office:value-type="float" office:value="0.046">
            <text:p>0.0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5">
            <text:p>0.04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22">
            <text:p>0.022</text:p>
          </table:table-cell>
          <table:table-cell office:value-type="float" office:value="0.045">
            <text:p>0.045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15:.C24])" office:value-type="float" office:value="0.0221">
            <text:p>0.0221</text:p>
          </table:table-cell>
          <table:table-cell table:formula="of:=AVERAGE([.D15:.D24])" office:value-type="float" office:value="0.044">
            <text:p>0.044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0.033">
            <text:p>0.033</text:p>
          </table:table-cell>
          <table:table-cell office:value-type="float" office:value="0.058">
            <text:p>0.05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3">
            <text:p>0.033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3">
            <text:p>0.033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45">
            <text:p>0.04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3">
            <text:p>0.033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3">
            <text:p>0.033</text:p>
          </table:table-cell>
          <table:table-cell office:value-type="float" office:value="0.058">
            <text:p>0.05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034">
            <text:p>0.034</text:p>
          </table:table-cell>
          <table:table-cell office:value-type="float" office:value="0.057">
            <text:p>0.057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29:.C38])" office:value-type="float" office:value="0.0335">
            <text:p>0.0335</text:p>
          </table:table-cell>
          <table:table-cell table:formula="of:=AVERAGE([.D29:.D38])" office:value-type="float" office:value="0.056">
            <text:p>0.056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">
            <text:p>800</text:p>
          </table:table-cell>
          <table:table-cell office:value-type="float" office:value="0.122">
            <text:p>0.122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4">
            <text:p>0.124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2">
            <text:p>0.122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49">
            <text:p>0.14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48">
            <text:p>0.14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2">
            <text:p>0.122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123">
            <text:p>0.123</text:p>
          </table:table-cell>
          <table:table-cell office:value-type="float" office:value="0.149">
            <text:p>0.14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42:.C51])" office:value-type="float" office:value="0.1228">
            <text:p>0.1228</text:p>
          </table:table-cell>
          <table:table-cell table:formula="of:=AVERAGE([.D42:.D51])" office:value-type="float" office:value="0.1496">
            <text:p>0.1496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">
            <text:p>1200</text:p>
          </table:table-cell>
          <table:table-cell office:value-type="float" office:value="0.278">
            <text:p>0.27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6">
            <text:p>0.276</text:p>
          </table:table-cell>
          <table:table-cell office:value-type="float" office:value="0.292">
            <text:p>0.29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9">
            <text:p>0.279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7">
            <text:p>0.277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8">
            <text:p>0.27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8">
            <text:p>0.278</text:p>
          </table:table-cell>
          <table:table-cell office:value-type="float" office:value="0.283">
            <text:p>0.28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6">
            <text:p>0.276</text:p>
          </table:table-cell>
          <table:table-cell office:value-type="float" office:value="0.299">
            <text:p>0.2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7">
            <text:p>0.277</text:p>
          </table:table-cell>
          <table:table-cell office:value-type="float" office:value="0.287">
            <text:p>0.28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8">
            <text:p>0.27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77">
            <text:p>0.277</text:p>
          </table:table-cell>
          <table:table-cell office:value-type="float" office:value="0.301">
            <text:p>0.301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55:.C64])" office:value-type="float" office:value="0.2774">
            <text:p>0.2774</text:p>
          </table:table-cell>
          <table:table-cell table:formula="of:=AVERAGE([.D55:.D64])" office:value-type="float" office:value="0.2962">
            <text:p>0.296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">
            <text:p>1600</text:p>
          </table:table-cell>
          <table:table-cell office:value-type="float" office:value="0.494">
            <text:p>0.494</text:p>
          </table:table-cell>
          <table:table-cell office:value-type="float" office:value="0.524">
            <text:p>0.52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4">
            <text:p>0.494</text:p>
          </table:table-cell>
          <table:table-cell office:value-type="float" office:value="0.524">
            <text:p>0.52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3">
            <text:p>0.493</text:p>
          </table:table-cell>
          <table:table-cell office:value-type="float" office:value="0.524">
            <text:p>0.52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1">
            <text:p>0.491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3">
            <text:p>0.493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3">
            <text:p>0.493</text:p>
          </table:table-cell>
          <table:table-cell office:value-type="float" office:value="0.521">
            <text:p>0.5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2">
            <text:p>0.492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1">
            <text:p>0.491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2">
            <text:p>0.492</text:p>
          </table:table-cell>
          <table:table-cell office:value-type="float" office:value="0.522">
            <text:p>0.5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491">
            <text:p>0.491</text:p>
          </table:table-cell>
          <table:table-cell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68:.C77])" office:value-type="float" office:value="0.4924">
            <text:p>0.4924</text:p>
          </table:table-cell>
          <table:table-cell table:formula="of:=AVERAGE([.D68:.D77])" office:value-type="float" office:value="0.523">
            <text:p>0.523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0.773">
            <text:p>0.773</text:p>
          </table:table-cell>
          <table:table-cell office:value-type="float" office:value="0.801">
            <text:p>0.80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3">
            <text:p>0.773</text:p>
          </table:table-cell>
          <table:table-cell office:value-type="float" office:value="0.784">
            <text:p>0.78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785">
            <text:p>0.78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802">
            <text:p>0.80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1">
            <text:p>0.771</text:p>
          </table:table-cell>
          <table:table-cell office:value-type="float" office:value="0.802">
            <text:p>0.80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799">
            <text:p>0.7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792">
            <text:p>0.79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803">
            <text:p>0.80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785">
            <text:p>0.78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772">
            <text:p>0.772</text:p>
          </table:table-cell>
          <table:table-cell office:value-type="float" office:value="0.799">
            <text:p>0.7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81:.C90])" office:value-type="float" office:value="0.7721">
            <text:p>0.7721</text:p>
          </table:table-cell>
          <table:table-cell table:formula="of:=AVERAGE([.D81:.D90])" office:value-type="float" office:value="0.7952">
            <text:p>0.795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1.939">
            <text:p>1.939</text:p>
          </table:table-cell>
          <table:table-cell office:value-type="float" office:value="1.951">
            <text:p>1.95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47">
            <text:p>1.94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66">
            <text:p>1.96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56">
            <text:p>1.95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61">
            <text:p>1.96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38">
            <text:p>1.93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43">
            <text:p>1.94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8">
            <text:p>1.938</text:p>
          </table:table-cell>
          <table:table-cell office:value-type="float" office:value="1.954">
            <text:p>1.95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9">
            <text:p>1.939</text:p>
          </table:table-cell>
          <table:table-cell office:value-type="float" office:value="1.951">
            <text:p>1.95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938">
            <text:p>1.938</text:p>
          </table:table-cell>
          <table:table-cell office:value-type="float" office:value="1.955">
            <text:p>1.955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94:.C103])" office:value-type="float" office:value="1.9388">
            <text:p>1.9388</text:p>
          </table:table-cell>
          <table:table-cell table:formula="of:=AVERAGE([.D94:.D103])" office:value-type="float" office:value="1.9522">
            <text:p>1.952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0">
            <text:p>4000</text:p>
          </table:table-cell>
          <table:table-cell office:value-type="float" office:value="3.064">
            <text:p>3.064</text:p>
          </table:table-cell>
          <table:table-cell office:value-type="float" office:value="3.134">
            <text:p>3.13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9">
            <text:p>3.069</text:p>
          </table:table-cell>
          <table:table-cell office:value-type="float" office:value="3.117">
            <text:p>3.11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5">
            <text:p>3.065</text:p>
          </table:table-cell>
          <table:table-cell office:value-type="float" office:value="3.135">
            <text:p>3.13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2">
            <text:p>3.062</text:p>
          </table:table-cell>
          <table:table-cell office:value-type="float" office:value="3.136">
            <text:p>3.13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7">
            <text:p>3.067</text:p>
          </table:table-cell>
          <table:table-cell office:value-type="float" office:value="3.128">
            <text:p>3.1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7">
            <text:p>3.067</text:p>
          </table:table-cell>
          <table:table-cell office:value-type="float" office:value="3.128">
            <text:p>3.1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3">
            <text:p>3.063</text:p>
          </table:table-cell>
          <table:table-cell office:value-type="float" office:value="3.148">
            <text:p>3.14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5">
            <text:p>3.065</text:p>
          </table:table-cell>
          <table:table-cell office:value-type="float" office:value="3.113">
            <text:p>3.11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7">
            <text:p>3.067</text:p>
          </table:table-cell>
          <table:table-cell office:value-type="float" office:value="3.137">
            <text:p>3.13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063">
            <text:p>3.063</text:p>
          </table:table-cell>
          <table:table-cell office:value-type="float" office:value="3.139">
            <text:p>3.13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107:.C116])" office:value-type="float" office:value="3.0652">
            <text:p>3.0652</text:p>
          </table:table-cell>
          <table:table-cell table:formula="of:=AVERAGE([.D107:.D116])" office:value-type="float" office:value="3.1315">
            <text:p>3.1315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>
            <text:p>Laplace Equation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7.112">
            <text:p>7.112</text:p>
          </table:table-cell>
          <table:table-cell office:value-type="float" office:value="7.194">
            <text:p>7.19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4">
            <text:p>7.114</text:p>
          </table:table-cell>
          <table:table-cell office:value-type="float" office:value="7.214">
            <text:p>7.21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2">
            <text:p>7.112</text:p>
          </table:table-cell>
          <table:table-cell office:value-type="float" office:value="7.183">
            <text:p>7.18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4">
            <text:p>7.114</text:p>
          </table:table-cell>
          <table:table-cell office:value-type="float" office:value="7.174">
            <text:p>7.17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4">
            <text:p>7.114</text:p>
          </table:table-cell>
          <table:table-cell office:value-type="float" office:value="7.19">
            <text:p>7.1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3">
            <text:p>7.113</text:p>
          </table:table-cell>
          <table:table-cell office:value-type="float" office:value="7.199">
            <text:p>7.1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4">
            <text:p>7.114</text:p>
          </table:table-cell>
          <table:table-cell office:value-type="float" office:value="7.199">
            <text:p>7.1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4">
            <text:p>7.114</text:p>
          </table:table-cell>
          <table:table-cell office:value-type="float" office:value="7.171">
            <text:p>7.17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2">
            <text:p>7.112</text:p>
          </table:table-cell>
          <table:table-cell office:value-type="float" office:value="7.215">
            <text:p>7.2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15">
            <text:p>7.115</text:p>
          </table:table-cell>
          <table:table-cell office:value-type="float" office:value="7.211">
            <text:p>7.2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120:.C129])" office:value-type="float" office:value="7.1134">
            <text:p>7.1134</text:p>
          </table:table-cell>
          <table:table-cell table:formula="of:=AVERAGE([.D120:.D129])" office:value-type="float" office:value="7.195">
            <text:p>7.19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15/02/2014</text:date>, <text:time>15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5T10:55:39.31</meta:creation-date>
    <meta:generator>OpenOffice/4.0.1$Win32 OpenOffice.org_project/401m5$Build-9714</meta:generator>
    <dc:date>2014-02-15T15:08:37.12</dc:date>
    <dc:creator>Matthew Nunes</dc:creator>
    <meta:editing-duration>PT4H12M55S</meta:editing-duration>
    <meta:editing-cycles>10</meta:editing-cycles>
    <meta:document-statistic meta:table-count="3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993366" draw:fill-color="#9933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27cm" svg:height="14.719cm" xlink:href=".." xlink:type="simple" chart:class="chart:line" chart:style-name="ch1">
        <chart:title svg:x="15.375cm" svg:y="0.429cm" chart:style-name="ch2">
          <text:p>Laplace Equation</text:p>
        </chart:title>
        <chart:legend chart:legend-position="end" svg:x="33.577cm" svg:y="6.785cm" style:legend-expansion="high" chart:style-name="ch3"/>
        <chart:plot-area chart:style-name="ch4" table:cell-range-address="Sheet1.G1:Sheet1.I11" chart:data-source-has-labels="both" svg:x="1.931cm" svg:y="1.366cm" svg:width="30.191cm" svg:height="12.024cm">
          <chartooo:coordinate-region svg:x="2.367cm" svg:y="1.578cm" svg:width="29.383cm" svg:height="11.139cm"/>
          <chart:axis chart:dimension="x" chart:name="primary-x" chart:style-name="ch5" chartooo:axis-type="auto">
            <chartooo:date-scale/>
            <chart:title svg:x="13.418cm" svg:y="13.685cm" chart:style-name="ch6">
              <text:p>Size of one dimension of the matrix</text:p>
            </chart:title>
            <chart:categories table:cell-range-address="Sheet1.G2:Sheet1.G11"/>
          </chart:axis>
          <chart:axis chart:dimension="y" chart:name="primary-y" chart:style-name="ch5">
            <chart:title svg:x="0.449cm" svg:y="9.00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2:Sheet1.H11" chart:label-cell-address="Sheet1.H1:Sheet1.H1" chart:class="chart:line">
            <chart:data-point chart:repeated="10"/>
          </chart:series>
          <chart:series chart:style-name="ch10" chart:values-cell-range-address="Sheet1.I2:Sheet1.I11" chart:label-cell-address="Sheet1.I1:Sheet1.I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H1:Sheet1.H1</svg:desc>
                </draw:g>
              </table:table-cell>
              <table:table-cell office:value-type="string">
                <text:p>OpenC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G2:Sheet1.G11</svg:desc>
                </draw:g>
              </table:table-cell>
              <table:table-cell office:value-type="float" office:value="0.01">
                <text:p>0.01</text:p>
                <draw:g>
                  <svg:desc>Sheet1.H2:Sheet1.H11</svg:desc>
                </draw:g>
              </table:table-cell>
              <table:table-cell office:value-type="float" office:value="0.0321">
                <text:p>0.0321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1">
                <text:p>0.022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335">
                <text:p>0.033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228">
                <text:p>0.1228</text:p>
              </table:table-cell>
              <table:table-cell office:value-type="float" office:value="0.1496">
                <text:p>0.14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774">
                <text:p>0.2774</text:p>
              </table:table-cell>
              <table:table-cell office:value-type="float" office:value="0.2962">
                <text:p>0.29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924">
                <text:p>0.4924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721">
                <text:p>0.7721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9388">
                <text:p>1.9388</text:p>
              </table:table-cell>
              <table:table-cell office:value-type="float" office:value="1.9522">
                <text:p>1.952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0652">
                <text:p>3.0652</text:p>
              </table:table-cell>
              <table:table-cell office:value-type="float" office:value="3.1315">
                <text:p>3.131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.1134">
                <text:p>7.1134</text:p>
              </table:table-cell>
              <table:table-cell office:value-type="float" office:value="7.195">
                <text:p>7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